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ValidationHandl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alidationHandler.DefaultValidationHandler( SourceValidity validity , ContentHandler contentHandler , LexicalHandler lexical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ValidationHandler.DefaultValidationHandler( SourceValidity validity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